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fr" fo:country="FR"/>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15d16"/>
    </style:style>
    <style:style style:name="P5" style:family="paragraph" style:parent-style-name="Text_20_body">
      <style:paragraph-properties fo:text-align="justify" style:justify-single-word="false"/>
      <style:text-properties officeooo:paragraph-rsid="000171d4"/>
    </style:style>
    <style:style style:name="P6" style:family="paragraph" style:parent-style-name="Text_20_body">
      <style:paragraph-properties fo:text-align="justify" style:justify-single-word="false"/>
      <style:text-properties officeooo:paragraph-rsid="000c03d9"/>
    </style:style>
    <style:style style:name="P7" style:family="paragraph" style:parent-style-name="Subtitle">
      <style:text-properties fo:language="fr" fo:country="FR"/>
    </style:style>
    <style:style style:name="P8" style:family="paragraph" style:parent-style-name="Contents_20_Heading">
      <style:paragraph-properties fo:break-before="page"/>
    </style:style>
    <style:style style:name="P9" style:family="paragraph" style:parent-style-name="Title">
      <style:text-properties fo:language="fr" fo:country="FR"/>
    </style:style>
    <style:style style:name="P10" style:family="paragraph" style:parent-style-name="Contents_20_2">
      <style:paragraph-properties>
        <style:tab-stops>
          <style:tab-stop style:position="17.59cm" style:type="right" style:leader-style="dotted" style:leader-text="."/>
        </style:tab-stops>
      </style:paragraph-properties>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Heading_20_1" style:list-style-name="">
      <style:text-properties officeooo:paragraph-rsid="0002e564"/>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fr" fo:country="FR" officeooo:rsid="0000f775" officeooo:paragraph-rsid="0000f775"/>
    </style:style>
    <style:style style:name="P15" style:family="paragraph" style:parent-style-name="Heading_20_2">
      <style:text-properties fo:language="fr" fo:country="FR" officeooo:rsid="000b0641" officeooo:paragraph-rsid="000b0641"/>
    </style:style>
    <style:style style:name="P16" style:family="paragraph" style:parent-style-name="Heading_20_2">
      <style:text-properties fo:language="fr" fo:country="FR" officeooo:rsid="000c03d9" officeooo:paragraph-rsid="000c03d9"/>
    </style:style>
    <style:style style:name="P17" style:family="paragraph" style:parent-style-name="Text_20_body">
      <style:paragraph-properties fo:text-align="justify" style:justify-single-word="false"/>
      <style:text-properties fo:language="fr" fo:country="FR" officeooo:rsid="0015a955" officeooo:paragraph-rsid="000c03d9"/>
    </style:style>
    <style:style style:name="P18" style:family="paragraph" style:parent-style-name="Text_20_body">
      <style:paragraph-properties fo:text-align="justify" style:justify-single-word="false"/>
      <style:text-properties fo:language="fr" fo:country="FR" officeooo:rsid="00179dd8" officeooo:paragraph-rsid="000c03d9"/>
    </style:style>
    <style:style style:name="T1" style:family="text">
      <style:text-properties fo:language="fr" fo:country="FR"/>
    </style:style>
    <style:style style:name="T2" style:family="text">
      <style:text-properties fo:language="fr" fo:country="FR" officeooo:rsid="00015d16"/>
    </style:style>
    <style:style style:name="T3" style:family="text">
      <style:text-properties fo:language="fr" fo:country="FR" officeooo:rsid="002fe65a"/>
    </style:style>
    <style:style style:name="T4" style:family="text">
      <style:text-properties fo:language="fr" fo:country="FR" officeooo:rsid="0030da70"/>
    </style:style>
    <style:style style:name="T5" style:family="text">
      <style:text-properties fo:language="fr" fo:country="FR" officeooo:rsid="0032b063"/>
    </style:style>
    <style:style style:name="T6" style:family="text">
      <style:text-properties fo:language="fr" fo:country="FR" officeooo:rsid="000334f9"/>
    </style:style>
    <style:style style:name="T7" style:family="text">
      <style:text-properties fo:language="fr" fo:country="FR" officeooo:rsid="0003cdef"/>
    </style:style>
    <style:style style:name="T8" style:family="text">
      <style:text-properties fo:language="fr" fo:country="FR" officeooo:rsid="00059ca4"/>
    </style:style>
    <style:style style:name="T9" style:family="text">
      <style:text-properties fo:language="fr" fo:country="FR" officeooo:rsid="00071a10"/>
    </style:style>
    <style:style style:name="T10" style:family="text">
      <style:text-properties fo:language="fr" fo:country="FR" officeooo:rsid="0008bc01"/>
    </style:style>
    <style:style style:name="T11" style:family="text">
      <style:text-properties fo:language="fr" fo:country="FR" officeooo:rsid="000a5a0c"/>
    </style:style>
    <style:style style:name="T12" style:family="text">
      <style:text-properties fo:language="fr" fo:country="FR" officeooo:rsid="000b0641"/>
    </style:style>
    <style:style style:name="T13" style:family="text">
      <style:text-properties fo:language="fr" fo:country="FR" officeooo:rsid="000c1213"/>
    </style:style>
    <style:style style:name="T14" style:family="text">
      <style:text-properties fo:language="fr" fo:country="FR" officeooo:rsid="000db89f"/>
    </style:style>
    <style:style style:name="T15" style:family="text">
      <style:text-properties fo:language="fr" fo:country="FR" officeooo:rsid="000f0b29"/>
    </style:style>
    <style:style style:name="T16" style:family="text">
      <style:text-properties fo:language="fr" fo:country="FR" officeooo:rsid="00109f0f"/>
    </style:style>
    <style:style style:name="T17" style:family="text">
      <style:text-properties fo:language="fr" fo:country="FR" officeooo:rsid="00119dca"/>
    </style:style>
    <style:style style:name="T18" style:family="text">
      <style:text-properties fo:language="fr" fo:country="FR" officeooo:rsid="0012f97a"/>
    </style:style>
    <style:style style:name="T19" style:family="text">
      <style:text-properties fo:language="fr" fo:country="FR" officeooo:rsid="00138aa6"/>
    </style:style>
    <style:style style:name="T20" style:family="text">
      <style:text-properties fo:language="fr" fo:country="FR" officeooo:rsid="0013939b"/>
    </style:style>
    <style:style style:name="T21" style:family="text">
      <style:text-properties fo:language="fr" fo:country="FR" officeooo:rsid="0013c9af"/>
    </style:style>
    <style:style style:name="T22" style:family="text">
      <style:text-properties fo:language="fr" fo:country="FR" officeooo:rsid="0015a955"/>
    </style:style>
    <style:style style:name="T23" style:family="text">
      <style:text-properties fo:language="fr" fo:country="FR" officeooo:rsid="00179dd8"/>
    </style:style>
    <style:style style:name="T24" style:family="text">
      <style:text-properties fo:language="fr" fo:country="FR" officeooo:rsid="00199bbe"/>
    </style:style>
    <style:style style:name="T25" style:family="text">
      <style:text-properties fo:language="fr" fo:country="FR" officeooo:rsid="001b524c"/>
    </style:style>
    <style:style style:name="T26" style:family="text">
      <style:text-properties officeooo:rsid="001f16a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Méthodologie Scientifique</text:p>
      <text:p text:style-name="P7">L’Altruisme dans les systèmes Multi-Agents</text:p>
      <text:p text:style-name="P7">Par <text:span text:style-name="T26">Chat Noir</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1"><text:a xlink:type="simple" xlink:href="#__RefHeading___Toc431_3427621014" text:style-name="Index_20_Link" text:visited-style-name="Index_20_Link">Définition du sujet:<text:tab/>3</text:a></text:p>
          <text:p text:style-name="P11"><text:a xlink:type="simple" xlink:href="#__RefHeading___Toc433_3427621014" text:style-name="Index_20_Link" text:visited-style-name="Index_20_Link">Méthodologie d’évaluation:<text:tab/>3</text:a></text:p>
          <text:p text:style-name="P10"><text:a xlink:type="simple" xlink:href="#__RefHeading___Toc435_3427621014" text:style-name="Index_20_Link" text:visited-style-name="Index_20_Link">Altruisme faible:<text:tab/>3</text:a></text:p>
          <text:p text:style-name="P10"><text:a xlink:type="simple" xlink:href="#__RefHeading___Toc437_3427621014" text:style-name="Index_20_Link" text:visited-style-name="Index_20_Link">Altruisme fort:<text:tab/>4</text:a></text:p>
        </text:index-body>
      </text:table-of-content>
      <text:p text:style-name="P2"/>
      <text:h text:style-name="P14" text:outline-level="1"><text:bookmark-start text:name="__RefHeading___Toc431_3427621014"/>Définition du sujet:<text:bookmark-end text:name="__RefHeading___Toc431_3427621014"/></text:h>
      <text:p text:style-name="P4"><text:tab/><text:span text:style-name="T2">Les systèmes multi-agents (SMA) sont des systèmes complexes dans lesquelles évoluent plusieurs individus (agents). Ils sont semblables les uns aux autres, et sont designés pour n’avoir qu’une connaissance locale de ce qu’il se passe, et non pas du système tout entier. La mise en coordination de ces agents, remplissant chacun leur but attitré, finira par faire émerger un comportement de masse invisible si un seul agent était présent. Cependant, de par la nature des SMA, des deadlocks apparaissent souvent, que ça soit pour le déplacement, dans lequel deux agents se bloqueraient, ou bien des tâches concurrentes. </text:span></text:p>
      <text:p text:style-name="P5"><text:span text:style-name="T2"><text:tab/>Le but de ma bibliographie a donc été de déterminer comment s’est développé l’altruisme dans les SMA, et d’essayer d’en tirer une, ou des définitions. De ces recherches, deux définitions principales en sont ressorties, l’altruisme dit « faible », et l’altruisme « fort ». <text:s/></text:span><text:span text:style-name="T3">Nous pouvons définir l’altruisme « faible » comme étant un altruisme limité, dans lequel un agent décidera de poursuivre son but, ou de l’abandonner pour laisser s’effectuer celui d’un autre agent, tandis que l’altruisme « fort » consistera a un comportement plus </text:span><text:span text:style-name="T4">complexe</text:span><text:span text:style-name="T3">, prenant en compte différents </text:span><text:span text:style-name="T4">paramètres</text:span><text:span text:style-name="T3"> afin de prendre une initiative, et même d’aider activement un autre agent à </text:span><text:span text:style-name="T4">accomplir</text:span><text:span text:style-name="T3"> son but. </text:span><text:span text:style-name="T5">L’altruisme faible est donc binaire, là où l’altruisme fort propose un système de décision plus complexe.</text:span></text:p>
      <text:h text:style-name="P12" text:outline-level="1"/>
      <text:h text:style-name="P13" text:outline-level="1"><text:bookmark-start text:name="__RefHeading___Toc433_3427621014"/>Méthodologie d’évaluation:<text:bookmark-end text:name="__RefHeading___Toc433_3427621014"/></text:h>
      <text:h text:style-name="P15" text:outline-level="2"><text:bookmark-start text:name="__RefHeading___Toc435_3427621014"/>Altruisme faible:<text:bookmark-end text:name="__RefHeading___Toc435_3427621014"/></text:h>
      <text:p text:style-name="P3"><text:tab/><text:span text:style-name="T6">Ayant effectué mon projet pour l’UE SMA sur le même sujet, j’ai pu mettre en œuvre les méthodes vues dans un nombre d’articles étudiés (en particulier "Implementation and Evaluation of a Satisfaction/Altruism Based Architecture for Multi-Robot Systems", de Lucidarme, Philippe &amp; Simonin, Olivier &amp; Liegeois, A.)</text:span></text:p>
      <text:p text:style-name="P3"><text:span text:style-name="T6"><text:tab/>La méthode proposée était d’inclure à chaque agent une satisfaction personnelle, pouvant être négative, ou positive, et de comparer sa propre satisfaction avec celles de voisins provoquant un deadlock. Pour l’exemple de l’article, et celui mis en œuvre </text:span><text:span text:style-name="T7">p</text:span><text:span text:style-name="T6">our le projet, il s’agissant de robots devant faire des allés-retours et passant par un couloir. Les agents finiront donc par se bloquer le passage mutuellement, et une décision devra être prise afin de déboucher le tunnel.</text:span></text:p>
      <text:p text:style-name="P3"><text:span text:style-name="T6"><text:tab/></text:span><text:span text:style-name="T7">Lors d’un blocage, les agents envoient alors un signal répulsif à leurs voisins qui décident de la priorité (continuer leur chemin et continuer le blocage), ou fuir afin de laisser passer l’agent d’en face. Nous avons donc ici un altruisme faible. Le processus de validation est donc simple. Lors du projet, nous avions mis en place un graphe en temps réel de la répartition de la satisfaction de -1 à 1, avec un pas de 0.25. Il était alors clairement visible que des effets de « vague » apparaissaient, faisant basculer une satisfaction presque totalement à 1 lorsque le flot était en cours, et vers -1 lors de blocages. Puisque les agents pouvaient ensuite reprendre leur chemin vers leur but, leur satisfaction avant tendance à remonter. L’aspect très visuel de ces simulations permet une évaluation immédiate du fonctionnement ou non de l’altruisme. Cependant, il est possible que, par malchance, des agents se trouvant tout au bout du blocage se retrouvent à laisser passer les agents plus égoïstes sans jamais pouvoir eux même rejoindre leur but. Il serait donc possible d’améliorer leur comportement en mettant en place une liste d’agents </text:span><text:span text:style-name="T8">auxquels</text:span><text:span text:style-name="T7"> in agent A aurait fait face, et, lorsqu’il croise à nouveau un agent sur la liste, décide de ne pas le laisser passer, s’ajoutant lui même à la liste de l’agent B. Cela constituerait un système de dettes s’assurant que les agents ayant laissé passé quelqu’un d’autre seront garantis d’être laissé passé à leur tour à un temps ultérieur.</text:span></text:p>
      <text:p text:style-name="P3"><text:span text:style-name="T7"><text:tab/></text:span><text:span text:style-name="T9">Un autre modèle est celui de croissance de population, vu dans « Population Viscosity and the Evolution of Altruism », par Mitteldorf et Wilson. Dans ce modèle, une grille 200x200 est parsemée d’agents altruistes (A), non-altruistes (S), ou de cases vides (V). A chaque pas, il est décidé de quel enfant occupera une cellule de la grille. Les concurrents sont l’occupant actuel et ses quatre voisins directs dans une forme « + ». Une loterie est organisée, et jaugée par la force de chaque participant. <text:s/>Les agents S ont un poids de 1, et les agents A à 1-c, où c représente le coût à un agent. Un effet de groupe est ajouté par un bonus b basé sur le n</text:span><text:span text:style-name="T10">o</text:span><text:span text:style-name="T9">mbre d’individus altruistes voisins à l’occupant central. </text:span><text:span text:style-name="T10">Ce modèle fût analysé en 1992 par WPD, et détermina que l’altruisme n’avait qu’un très faible taux de survie. Le modèle fût donc amélioré par les auteurs. Ils proposent alors d’ajouter aux concurrent les </text:span><text:soft-page-break/><text:span text:style-name="T10">sites vides (V). Si la force se trouve supérieure à 1, alors la grille se viderai entièrement. Ils décident donc d’instaurer des « catastrophes » qui élimineraient une grande partie de la population périodiquement. Le résultat était une formation de clusters de A et de S, </text:span><text:span text:style-name="T11">ségrégeant</text:span><text:span text:style-name="T10"> les deux </text:span><text:span text:style-name="T11">communautés.</text:span><text:span text:style-name="T10"> Les agents A ayant une force plus faible que S, mais un taux de reproduction plus </text:span><text:span text:style-name="T11">élevé</text:span><text:span text:style-name="T10"> leur permet de concourir avec ces derniers lorsqu’ils se rencontrent, et permet aux agents altruistes de subsister.</text:span></text:p>
      <text:p text:style-name="P3"><text:span text:style-name="T10"><text:tab/></text:span><text:span text:style-name="T12">L’amélioration du modèle est donc un succès, puisqu’elle permet d’avoir une société équilibrée entre les agents altruistes, et égoïstes, contrairement au modèle initial. Encore une fois, la simulation visuelle permet de valider les théories, et il en ressort que les populations finissent par se regrouper entre elles afin de subsister.</text:span></text:p>
      <text:h text:style-name="P16" text:outline-level="2"><text:bookmark-start text:name="__RefHeading___Toc437_3427621014"/>Altruisme fort:<text:bookmark-end text:name="__RefHeading___Toc437_3427621014"/></text:h>
      <text:p text:style-name="P6"><text:tab/><text:span text:style-name="T13">Un modèle présenté dans “Hybrid Behavioral Control Architecture for the </text:span><text:span text:style-name="T1">Cooperation of Minimalist Mobile Robots”, </text:span><text:span text:style-name="T13">par Afouane et Le Fort-Piat nous présente des robots pousseurs de boite. Le comportement est plus complexe, car </text:span><text:span text:style-name="T14">il demande une prise en compte de champs de potentialité, en plus d’un contrôle des moteurs afin de placer le robot à l’endroit voulu. Les auteurs proposent un nombre de références ayant proposé des résolutions de ce problème de différentes façons, et optent pour un mélange de champs de potentialité, et de placement par moteurs.</text:span></text:p>
      <text:p text:style-name="P6"><text:span text:style-name="T14"><text:tab/></text:span><text:span text:style-name="T15">Un nombre minimal de robots est alors nécessaire pour bouger une boite à un endroit cible T. </text:span><text:span text:style-name="T16">Un des comportements des Alices est d’envoyer un signal d’altruisme lorsque le robot a détecté la boite, et est sur le point e se repositionner afin de la pousser, ou bien commence à la pousser. Un signal est alors envoyé afin d’attirer les autres Alices vers la zone pr</text:span><text:span text:style-name="T17">i</text:span><text:span text:style-name="T16">vil</text:span><text:span text:style-name="T17">é</text:span><text:span text:style-name="T16">g</text:span><text:span text:style-name="T17">i</text:span><text:span text:style-name="T16">ée (zone acceptable pour pousser la boite vers T). </text:span><text:span text:style-name="T17">Le signal répulsif lui, est envoyé pour les éloigner des zones non-priviégiées.</text:span></text:p>
      <text:p text:style-name="P6"><text:span text:style-name="T17"><text:tab/></text:span><text:span text:style-name="T18">Les robots recevant ce signal sont alors attirés vers le signal positif avec la plus grande </text:span><text:span text:style-name="T20">intensité</text:span><text:span text:style-name="T18">, et s’éloigne des signaux répulsifs </text:span><text:span text:style-name="T20">émis</text:span><text:span text:style-name="T18"> </text:span><text:span text:style-name="T19">par les autres robots entre la boite et la cible. </text:span><text:span text:style-name="T21">Un bloc de fusion est utilisé afin de pondérer les signaux envoyés, permettant d’élargir la zone privilégiée ou non. La simulation a donc permi d’établie un temps de succès optimal, et a révélé un nombre limitant de robots nécessaires pour compléter la tâche au dessus duquel ajouter plus de robots devient inutile.</text:span></text:p>
      <text:p text:style-name="P6"><text:span text:style-name="T21"><text:tab/></text:span><text:span text:style-name="T22">Le papier « Learning and stabilization of altruistic behaviors in multi-agent systems by reciprocity », par Zamora, Millán et Murciano s’emploie à étudier l’évolution de comportement dans une société devant récolter des objets et les ramener à une base. Au fil du temps, les 4 agents évolueront entre trois comportements, égoïstes, dans lequel ils demanderons aux autres agents de leur envoyer la positions d’objets trouvés sans jamais répondre à ces appels aux mêmes, altruistes, dans lequel les agents donneront l’information de la présence d’objets à tous les autres agents, et réciproques, où l’information ne sera donné qu’aux agents altruistes et réciproques, ignorant les appels des égoïstes.</text:span></text:p>
      <text:p text:style-name="P17"><text:soft-page-break/><text:tab/>A chaque test, les agents vérifient leur performance individuelle en regardant combien d’objet ils ont rapporté dans le temps impartis, puis, en prenant compte des essais précédents, décident d’adapter leur comportement.</text:p>
      <text:p text:style-name="P6"><text:span text:style-name="T22"><text:tab/>La papier entier est un test fait par l ‘équipe avec différentes distribution d’objet sur le plan afin d’étudier l’évolution de la société. Lorsque tous les objets sont centralisés à un même endroit dur à trouver, il en ressort que la meilleure répartition est </text:span><text:span text:style-name="T23">une équipe entièrement composée d’agents réciproques, puisque les agents égoïstes profiteraient largement des agents altruistes, faisant chuter leurs score massivement, les obligeant à adopter une position de réciprocité. Dans un système entièrement altruiste, il est montré que de l’égoïsme est voué à apparaître, un agent finira toujours par y avoir recours afin d’augmenter son propre score. En revanche, dans un environnement B dans lequel tous les objets sont uniformément répartis, il s’avère qu’un système entièrement égoïste est celui qui fonctionne le mieux, car les agents n’ont pas à s’arrêter afin d’envoyer des signaux de coopération inutiles, gagnant ainsi du temps sur leur récolte.</text:span></text:p>
      <text:p text:style-name="P18"><text:tab/>Lorsque les environnements A (objets groupés) et B (répartition uniforme) sont inversés au bout de 900 itérations d’entraînement, alors la répartition d’agent est plus complexe, trouvant un équilibre pendant un moment avant de finalement revenir à la répartition trouvée initialement au bout d’un certain nombre de boucle supplémentaire.</text:p>
      <text:p text:style-name="P6"><text:span text:style-name="T23"><text:tab/>Il s’avère donc que l’émergence de répartition d’une société est correspondante avec qui qui est trouvé dans la nature, comme l’avait proposé l’équipe de chercheurs en hypothèse. </text:span><text:span text:style-name="T24">Un nombre de tours suffisant a été effectué dans deux environ</text:span><text:span text:style-name="T25">n</text:span><text:span text:style-name="T24">ements </text:span><text:span text:style-name="T25">différents</text:span><text:span text:style-name="T24">, avec un dérangement au milieu d’apprentissage. Peut être aurait il été </text:span><text:span text:style-name="T25">intéressant</text:span><text:span text:style-name="T24"> d’</text:span><text:span text:style-name="T25">a</text:span><text:span text:style-name="T24">jouter une troisième situation avec des objets répartis aléatoirement, et non pas uniquement groupés, ou </text:span><text:span text:style-name="T25">uniformément</text:span><text:span text:style-name="T24"> répartis, afin d’étudier une évolution plus r</text:span><text:span text:style-name="T25">é</text:span><text:span text:style-name="T24">aliste de la société d’ag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language="fr" fo:country="FR" fo:font-weight="bold" officeooo:rsid="0002e564"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2-01-10T17:44:05.141000000</dc:date>
    <meta:editing-duration>PT3H32M47S</meta:editing-duration>
    <meta:editing-cycles>28</meta:editing-cycles>
    <meta:document-statistic meta:table-count="0" meta:image-count="0" meta:object-count="0" meta:page-count="6" meta:paragraph-count="28" meta:word-count="1590" meta:character-count="10040" meta:non-whitespace-character-count="8460"/>
  </office:meta>
</office:document-meta>
</file>